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</office:automatic-styles>
  <office:body>
    <office:text>
      <text:h text:style-name="Heading_20_1" text:outline-level="1"><text:bookmark-start text:name="krytyczna-recenzja-linii-badawczych-lsc-mdlh-red-team"/>Krytyczna recenzja linii badawczych LSC / MDLH (red-team)<text:bookmark-end text:name="krytyczna-recenzja-linii-badawczych-lsc-mdlh-red-team"/></text:h>
      <text:h text:style-name="Heading_20_2" text:outline-level="2"><text:bookmark-start text:name="a.-werdykt-wykonawczy"/>A. Werdykt wykonawczy<text:bookmark-end text:name="a.-werdykt-wykonawczy"/></text:h>
      <text:p text:style-name="First_20_paragraph"><text:span text:style-name="T1">Salvageable with formal repair, but primarily valuable as an AI‑safety / epistemology case study.</text:span></text:p>
      <text:p text:style-name="Text_20_body">Model LSC w obecnej postaci jest matematycznie niedookreślony, zawiera niespójności wymiarowe i opiera się na danych niewystarczających do identyfikacji proponowanych efektów. Jego największą wartością nie jest potencjał fizyczny, lecz udokumentowanie procesu współtworzenia hipotez naukowych przez LLM – w tym mechanizmów amplifikacji, korekty i stabilizacji narracji. Projekt jako <text:span text:style-name="T2">physics proposal</text:span> jest na etapie przedwczesnym; jako <text:span text:style-name="T2">epistemological case study</text:span> jest już wartościowy i może służyć jako narzędzie do badania niezawodności generatywnej AI w kontekście naukowym.</text:p>
      <text:h text:style-name="Heading_20_2" text:outline-level="2"><text:bookmark-start text:name="b.-problemy-krytyczne-fatal-issues"/>B. Problemy krytyczne (fatal issues)<text:bookmark-end text:name="b.-problemy-krytyczne-fatal-issues"/></text:h>
      <text:list text:style-name="L1">
        <text:list-item>
          <text:p text:style-name="P1"><text:span text:style-name="T1">Niespójność wymiarowa tensora detektora</text:span></text:p>
          <text:list text:style-name="L2">
            <text:list-item>
              <text:p text:style-name="P2">Wzory typu <text:span text:style-name="Source_Text">E_rec = E_true [1 + α_D D_ij p^i p^j]</text:span> są bezwymiarowe tylko wtedy, gdy <text:span text:style-name="Source_Text">α_D D_ij</text:span> ma właściwe wymiary (np. <text:span text:style-name="Source_Text">1/E^2</text:span>), co nie jest konsekwentnie zdefiniowane.</text:p>
            </text:list-item>
          </text:list>
        </text:list-item>
        <text:list-item>
          <text:p text:style-name="P1"><text:span text:style-name="T1">Tensor bezśladowy znika w symetrycznych geometriach</text:span></text:p>
          <text:list text:style-name="L3">
            <text:list-item>
              <text:p text:style-name="P3">Dla <text:span text:style-name="Source_Text">D_ij = δ (n_i n_j − δ_ij/3)</text:span> uśrednianie po kątach w detektorze o wysokiej symetrii prowadzi do zaniku sygnału. Model w tej postaci przewiduje brak efektu tam, gdzie eksperymenty galowe raportują deficyt.</text:p>
            </text:list-item>
          </text:list>
        </text:list-item>
        <text:list-item>
          <text:p text:style-name="P1"><text:span text:style-name="T1">Niedookreślenie: więcej parametrów niż danych</text:span></text:p>
          <text:list text:style-name="L4">
            <text:list-item>
              <text:p text:style-name="P4">LSC 6.2.x operuje wieloma parametrami (np. <text:span text:style-name="Source_Text">β_cal, δ_G, α_D, δ</text:span> oraz ewentualne wzmocnienia per‑eksperyment), podczas gdy dostępnych jest w praktyce ok. 5 punktów danych (BEST/GALLEX/SAGE). To sprzyja nad‑dopasowaniu.</text:p>
            </text:list-item>
          </text:list>
        </text:list-item>
        <text:list-item>
          <text:p text:style-name="P1"><text:span text:style-name="T1">Niestabilność walidacyjna (leave‑one‑out)</text:span></text:p>
          <text:list text:style-name="L5">
            <text:list-item>
              <text:p text:style-name="P5">Jeżeli dopasowanie istotnie zmienia się po usunięciu pojedynczego eksperymentu, to wnioski nie są odporne i nie można mówić o identyfikacji efektu.</text:p>
            </text:list-item>
          </text:list>
        </text:list-item>
        <text:list-item>
          <text:p text:style-name="P1"><text:span text:style-name="T1">Brak mechanizmu fizycznego przy </text:span>“<text:span text:style-name="T1">curvature‑coupled</text:span>”<text:span text:style-name="T1"> narracji</text:span></text:p>
          <text:list text:style-name="L6">
            <text:list-item>
              <text:p text:style-name="P6">Jednocześnie pojawia się język sugerujący powiązanie z krzywizną/próżnią grawitacyjną i zastrzeżenia, że parametry nie powinny być interpretowane jako klasyczny efekt GR. To wymaga ostrej korekty komunikacyjnej.</text:p>
            </text:list-item>
          </text:list>
        </text:list-item>
      </text:list>
      <text:h text:style-name="Heading_20_2" text:outline-level="2"><text:bookmark-start text:name="c.-problemy-możliwe-do-naprawienia-repairable-issues"/>C. Problemy możliwe do naprawienia (repairable issues)<text:bookmark-end text:name="c.-problemy-możliwe-do-naprawienia-repairable-issues"/></text:h>
      <text:list text:style-name="L7">
        <text:list-item>
          <text:p text:style-name="P7"><text:span text:style-name="T1">Rama odniesienia dla modulacji syderycznej</text:span></text:p>
          <text:list text:style-name="L8">
            <text:list-item>
              <text:p text:style-name="P8">Trzeba jawnie zdefiniować ramę stałą (np. ICRS) i transformację do ramy detektora <text:span text:style-name="Source_Text">n(t)=R_⊕(t)·n_fixed</text:span>.</text:p>
            </text:list-item>
          </text:list>
        </text:list-item>
        <text:list-item>
          <text:p text:style-name="P7"><text:span text:style-name="T1">Mieszanie propagacji i rekonstrukcji</text:span></text:p>
          <text:list text:style-name="L9">
            <text:list-item>
              <text:p text:style-name="P9">Jeśli model jest efektywny, należy jednoznacznie opisać, które składniki są “fizyką neutrina”, a które systematyką detektora, oraz jakie dane to rozróżniają.</text:p>
            </text:list-item>
          </text:list>
        </text:list-item>
        <text:list-item>
          <text:p text:style-name="P7"><text:span text:style-name="T1">Kotwiczenie dopasowania</text:span></text:p>
          <text:list text:style-name="L10">
            <text:list-item>
              <text:p text:style-name="P10">Dopasowanie „na kotwicy” jest tautologiczne, jeśli jest dokładne z konstrukcji. Zastąpić priorami bayesowskimi i raportować rozkłady tylne.</text:p>
            </text:list-item>
          </text:list>
        </text:list-item>
        <text:list-item>
          <text:p text:style-name="P7"><text:span text:style-name="T1">Brak formalnej funkcji wiarygodności</text:span></text:p>
          <text:list text:style-name="L11">
            <text:list-item>
              <text:p text:style-name="P11">Wymagana jest jawna funkcja <text:span text:style-name="Source_Text">ℒ</text:span> z macierzą kowariancji (stat + syst + model).</text:p>
            </text:list-item>
          </text:list>
        </text:list-item>
        <text:list-item>
          <text:p text:style-name="P7"><text:span text:style-name="T1">Brak testów na danych syntetycznych (null)</text:span></text:p>
          <text:list text:style-name="L12">
            <text:list-item>
              <text:p text:style-name="P12">Trzeba pokazać, że procedura nie generuje anizotropii/efektów na danych wygenerowanych z <text:span text:style-name="Source_Text">D_ij=0</text:span>.</text:p>
            </text:list-item>
          </text:list>
        </text:list-item>
      </text:list>
      <text:h text:style-name="Heading_20_2" text:outline-level="2"><text:bookmark-start text:name="d.-wymagane-równania-minimum-formalne"/>D. Wymagane równania (minimum formalne)<text:bookmark-end text:name="d.-wymagane-równania-minimum-formalne"/></text:h>
      <text:p text:style-name="First_20_paragraph">Rozkład ślad / bezślad oraz warunek wymiarowy:</text:p>
      <text:list text:style-name="L13">
        <text:list-item>
          <text:p text:style-name="P13"><text:span text:style-name="Source_Text">D_ij = Tr(D)·δ_ij/3 + D~_ij</text:span>, gdzie <text:span text:style-name="Source_Text">Tr(D~)=0</text:span></text:p>
        </text:list-item>
        <text:list-item>
          <text:p text:style-name="P13"><text:span text:style-name="Source_Text">E_rec = E_true [1 + α_iso·Tr(D) + α_ani·(n_i n_j D~_ij)]</text:span></text:p>
        </text:list-item>
      </text:list>
      <text:p text:style-name="First_20_paragraph">Transformacja ramy (modulacja syderyczna):</text:p>
      <text:list text:style-name="L14">
        <text:list-item>
          <text:p text:style-name="P14"><text:span text:style-name="Source_Text">n_det(t) = R_z(ω_⊕ t) · R_x(θ_colatitude) · n_fixed</text:span></text:p>
        </text:list-item>
      </text:list>
      <text:p text:style-name="First_20_paragraph">Minimalny model wiarygodności:</text:p>
      <text:list text:style-name="L15">
        <text:list-item>
          <text:p text:style-name="P15"><text:span text:style-name="Source_Text">ℒ(θ|data)=∏_k N(R_k^obs | R_k^pred(θ), σ_k^2)</text:span></text:p>
        </text:list-item>
        <text:list-item>
          <text:p text:style-name="P15"><text:span text:style-name="Source_Text">σ_k^2 = σ_stat,k^2 + σ_syst,k^2 + σ_model^2</text:span></text:p>
        </text:list-item>
      </text:list>
      <text:p text:style-name="First_20_paragraph">Warunek uśrednienia dla ograniczeń anizotropii:</text:p>
      <text:list text:style-name="L16">
        <text:list-item>
          <text:p text:style-name="P16"><text:span text:style-name="Source_Text">⟨D_ij n^i n^j⟩_sky ≈ 0</text:span> w granicach limitów eksperymentów typu IceCube.</text:p>
        </text:list-item>
      </text:list>
      <text:h text:style-name="Heading_20_2" text:outline-level="2"><text:bookmark-start text:name="e.-wymagane-dane-i-modele-wiarygodności"/>E. Wymagane dane i modele wiarygodności<text:bookmark-end text:name="e.-wymagane-dane-i-modele-wiarygodności"/></text:h>
      <text:list text:style-name="L17">
        <text:list-item>
          <text:p text:style-name="P17"><text:span text:style-name="T1">Gallium source</text:span>: BEST (inner/outer), GALLEX (Cr1/Cr2), SAGE (Cr/Ar) + korelacje systematyczne.</text:p>
        </text:list-item>
        <text:list-item>
          <text:p text:style-name="P17"><text:span text:style-name="T1">Null constraints</text:span>: KATRIN (widmo β) jako ograniczenie na uniwersalne przesunięcia energii.</text:p>
        </text:list-item>
        <text:list-item>
          <text:p text:style-name="P17"><text:span text:style-name="T1">Anisotropy limits</text:span>: IceCube / inne analizy modulacji syderycznej / LV jako ograniczenia na <text:span text:style-name="Source_Text">D_ij</text:span>.</text:p>
        </text:list-item>
        <text:list-item>
          <text:p text:style-name="P17"><text:span text:style-name="T1">Oscillation baseline</text:span>: globalne dane PMNS (Daya Bay, T2K, NOνA, …) – warunek zgodności w granicy izotropowej.</text:p>
        </text:list-item>
      </text:list>
      <text:p text:style-name="First_20_paragraph">W obecnym układzie 5 punktów danych nie zapewnia identyfikowalności tensora bezśladowego.</text:p>
      <text:h text:style-name="Heading_20_2" text:outline-level="2"><text:bookmark-start text:name="f.-minimalny-viable-lsc-6.2.3"/>F. Minimalny “viable” LSC 6.2.3<text:bookmark-end text:name="f.-minimalny-viable-lsc-6.2.3"/></text:h>
      <text:p text:style-name="First_20_paragraph">Aby traktować LSC poważnie jako model testowalny:</text:p>
      <text:list text:style-name="L18">
        <text:list-item>
          <text:p text:style-name="P18"><text:span text:style-name="T1">Liczba wolnych parametrów</text:span>: ≤ 2 przy ~5 punktach danych.</text:p>
        </text:list-item>
        <text:list-item>
          <text:p text:style-name="P18"><text:span text:style-name="T1">Jawna wiarygodność</text:span>: <text:span text:style-name="Source_Text">ℒ</text:span> + kowariancja + priory.</text:p>
        </text:list-item>
        <text:list-item>
          <text:p text:style-name="P18"><text:span text:style-name="T1">Brak roszczeń o anizotropii</text:span>, jeśli <text:span text:style-name="Source_Text">D~_ij</text:span> nie jest identyfikowalne.</text:p>
        </text:list-item>
        <text:list-item>
          <text:p text:style-name="P18"><text:span text:style-name="T1">Porównanie do baseline</text:span>: <text:span text:style-name="Source_Text">R_pred = const</text:span> (średnia ważona) vs LSC.</text:p>
        </text:list-item>
        <text:list-item>
          <text:p text:style-name="P18"><text:span text:style-name="T1">Testy syntetyczne</text:span>: kontrola fałszywych alarmów.</text:p>
        </text:list-item>
        <text:list-item>
          <text:p text:style-name="P18"><text:span text:style-name="T1">Niepewności</text:span>: bootstrap / pełna analiza bayesowska.</text:p>
        </text:list-item>
      </text:list>
      <text:h text:style-name="Heading_20_2" text:outline-level="2"><text:bookmark-start text:name="g.-mdlh-interpretacja-aisafety"/>G. MDLH / interpretacja AI‑safety<text:bookmark-end text:name="g.-mdlh-interpretacja-aisafety"/></text:h>
      <text:p text:style-name="First_20_paragraph">MDLH jest najcenniejszym elementem projektu: pokazuje, że <text:span text:style-name="T1">spójność narracyjna może rosnąć bez wzrostu dowodów empirycznych</text:span>, co jest klasycznym trybem amplifikacji przez LLM.</text:p>
      <text:p text:style-name="Text_20_body">Aby MDLH było narzędziem badawczym, a nie tylko archiwum:</text:p>
      <text:list text:style-name="L19">
        <text:list-item>
          <text:p text:style-name="P19">Zautomatyzować detekcję „amplifikacji bez dowodów” (metryki pewności vs. liczba nowych testowalnych predykcji).</text:p>
        </text:list-item>
        <text:list-item>
          <text:p text:style-name="P19">Wprowadzić metrykę “ekonomiczności poznawczej” (nowe predykcje / zmiany założeń).</text:p>
        </text:list-item>
        <text:list-item>
          <text:p text:style-name="P19">Zbudować panel audytowy: pochodzenie tez (który model/commit) i status weryfikacji.</text:p>
        </text:list-item>
      </text:list>
      <text:h text:style-name="Heading_20_2" text:outline-level="2"><text:bookmark-start text:name="h.-co-obaliłoby-model-falsyfikacja"/>H. Co obaliłoby model (falsyfikacja)<text:bookmark-end text:name="h.-co-obaliłoby-model-falsyfikacja"/></text:h>
      <text:list text:style-name="L20">
        <text:list-item>
          <text:p text:style-name="P20">Brak poprawy jakości dopasowania na walidacji (train na 3 punktach, test na 2) przy sensownym <text:span text:style-name="Source_Text">χ²/dof</text:span>.</text:p>
        </text:list-item>
        <text:list-item>
          <text:p text:style-name="P20">Eksperymenty o różnych geometriach nie pokazują różnic przewidywanych przez tensor bezśladowy.</text:p>
        </text:list-item>
        <text:list-item>
          <text:p text:style-name="P20">Brak modulacji syderycznej na poziomie, który model wymaga, w eksperymencie zdolnym do jej wykrycia.</text:p>
        </text:list-item>
        <text:list-item>
          <text:p text:style-name="P20">Ograniczenia KATRIN / IceCube wykluczają wymagane wartości <text:span text:style-name="Source_Text">δ_G</text:span> / <text:span text:style-name="Source_Text">D_ij</text:span>.</text:p>
        </text:list-item>
      </text:list>
      <text:h text:style-name="Heading_20_2" text:outline-level="2"><text:bookmark-start text:name="i.-co-uczyniłoby-projekt-wartym-dofinansowania"/>I. Co uczyniłoby projekt wartym dofinansowania<text:bookmark-end text:name="i.-co-uczyniłoby-projekt-wartym-dofinansowania"/></text:h>
      <text:p text:style-name="First_20_paragraph">Jako fizyka: dopiero po globalnym dopasowaniu (galowe + oscylacje + KATRIN + IceCube), publicznych danych/likelihoods, oraz wykazaniu przewagi nad alternatywami przy karze za parametry (AIC/BIC/Δχ²).</text:p>
      <text:p text:style-name="Text_20_body">Jako AI‑safety: już teraz jest sensownym kandydatem, jeśli celem grantowym jest <text:span text:style-name="T1">audytowalność, śledzenie halucynacji i mechanizmy stabilizacji narracji</text:span> w workflow naukowym.</text:p>
      <text:h text:style-name="Heading_20_2" text:outline-level="2"><text:bookmark-start text:name="j.-ostateczna-rekomendacja-redteam"/>J. Ostateczna rekomendacja red‑team<text:bookmark-end text:name="j.-ostateczna-rekomendacja-redteam"/></text:h>
      <text:list text:style-name="L21">
        <text:list-item>
          <text:p text:style-name="P21">Usunąć / znacząco osłabić twierdzenia “curvature‑coupled” oraz “tensor anisotropy” jako fizykę, dopóki nie ma identyfikowalności i walidacji.</text:p>
        </text:list-item>
        <text:list-item>
          <text:p text:style-name="P21">Przeklasyfikować LSC jako <text:span text:style-name="T1">fenomenologiczną parametryzację</text:span>, a projekt promować przede wszystkim jako <text:span text:style-name="T1">case study MDLH / AI‑safety</text:span>.</text:p>
        </text:list-item>
        <text:list-item>
          <text:p text:style-name="P21">Opublikować osobny dokument ograniczeń (“LIMITATIONS”) obejmujący: niedookreślenie, wymiarowość, niestabilność walidacyjną, brak przewagi nad baseline.</text:p>
        </text:list-item>
      </text:list>
      <text:p text:style-name="First_20_paragraph"><text:span text:style-name="T1">Werdykt</text:span>: projekt jest salvageable jako narzędzie AI‑safety/epistemology; jako propozycja nowej fizyki neutrin – przedwczesny i niewystarczająco zweryfikowa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6-05-01T21:56:06Z</meta:creation-date>
    <dc:date>2026-05-01T21:56:06Z</dc:date>
  </office:meta>
</office:document-meta>
</file>